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3">
          <table:table-cell office:value-type="string">
            <text:p>Walkby1</text:p>
          </table:table-cell>
          <table:table-cell office:value-type="string">
            <text:p>Lookaround1</text:p>
          </table:table-cell>
          <table:table-cell/>
          <table:table-cell office:value-type="string">
            <text:p>1,2 = Le</text:p>
          </table:table-cell>
        </table:table-row>
        <table:table-row table:style-name="ro3">
          <table:table-cell office:value-type="string">
            <text:p>Walkby2</text:p>
          </table:table-cell>
          <table:table-cell office:value-type="string">
            <text:p>Lookaround2</text:p>
          </table:table-cell>
          <table:table-cell/>
          <table:table-cell office:value-type="string">
            <text:p>3,4 = Alessandro</text:p>
          </table:table-cell>
        </table:table-row>
        <table:table-row table:style-name="ro3">
          <table:table-cell office:value-type="string">
            <text:p>Stand1</text:p>
          </table:table-cell>
          <table:table-cell office:value-type="string">
            <text:p>Creep1</text:p>
          </table:table-cell>
          <table:table-cell/>
          <table:table-cell office:value-type="string">
            <text:p>5,6 = Kenny</text:p>
          </table:table-cell>
        </table:table-row>
        <table:table-row table:style-name="ro3">
          <table:table-cell office:value-type="string">
            <text:p>Stand2</text:p>
          </table:table-cell>
          <table:table-cell office:value-type="string">
            <text:p>Creep2</text:p>
          </table:table-cell>
          <table:table-cell table:number-columns-repeated="2"/>
        </table:table-row>
        <table:table-row table:style-name="ro3">
          <table:table-cell office:value-type="string">
            <text:p>Approach1</text:p>
          </table:table-cell>
          <table:table-cell office:value-type="string">
            <text:p>Sidle1</text:p>
          </table:table-cell>
          <table:table-cell table:number-columns-repeated="2"/>
        </table:table-row>
        <table:table-row table:style-name="ro3">
          <table:table-cell office:value-type="string">
            <text:p>Approach2</text:p>
          </table:table-cell>
          <table:table-cell office:value-type="string">
            <text:p>Sidle2</text:p>
          </table:table-cell>
          <table:table-cell table:number-columns-repeated="2"/>
        </table:table-row>
        <table:table-row table:style-name="ro3">
          <table:table-cell office:value-type="string">
            <text:p>Walkby3</text:p>
          </table:table-cell>
          <table:table-cell office:value-type="string">
            <text:p>Crouch1</text:p>
          </table:table-cell>
          <table:table-cell table:number-columns-repeated="2"/>
        </table:table-row>
        <table:table-row table:style-name="ro3">
          <table:table-cell office:value-type="string">
            <text:p>Walkby4</text:p>
          </table:table-cell>
          <table:table-cell office:value-type="string">
            <text:p>Crouch2</text:p>
          </table:table-cell>
          <table:table-cell table:number-columns-repeated="2"/>
        </table:table-row>
        <table:table-row table:style-name="ro3">
          <table:table-cell office:value-type="string">
            <text:p>Stand3</text:p>
          </table:table-cell>
          <table:table-cell office:value-type="string">
            <text:p>Fast1</text:p>
          </table:table-cell>
          <table:table-cell table:number-columns-repeated="2"/>
        </table:table-row>
        <table:table-row table:style-name="ro3">
          <table:table-cell office:value-type="string">
            <text:p>Stand4</text:p>
          </table:table-cell>
          <table:table-cell office:value-type="string">
            <text:p>Fast2</text:p>
          </table:table-cell>
          <table:table-cell table:number-columns-repeated="2"/>
        </table:table-row>
        <table:table-row table:style-name="ro3">
          <table:table-cell office:value-type="string">
            <text:p>Approach3</text:p>
          </table:table-cell>
          <table:table-cell office:value-type="string">
            <text:p>Lookaround3</text:p>
          </table:table-cell>
          <table:table-cell table:number-columns-repeated="2"/>
        </table:table-row>
        <table:table-row table:style-name="ro3">
          <table:table-cell office:value-type="string">
            <text:p>Approach4</text:p>
          </table:table-cell>
          <table:table-cell office:value-type="string">
            <text:p>Lookaround4</text:p>
          </table:table-cell>
          <table:table-cell table:number-columns-repeated="2"/>
        </table:table-row>
        <table:table-row table:style-name="ro3">
          <table:table-cell office:value-type="string">
            <text:p>Walkby5</text:p>
          </table:table-cell>
          <table:table-cell office:value-type="string">
            <text:p>Creep3</text:p>
          </table:table-cell>
          <table:table-cell table:number-columns-repeated="2"/>
        </table:table-row>
        <table:table-row table:style-name="ro3">
          <table:table-cell office:value-type="string">
            <text:p>Walkby6</text:p>
          </table:table-cell>
          <table:table-cell office:value-type="string">
            <text:p>Creep4</text:p>
          </table:table-cell>
          <table:table-cell table:number-columns-repeated="2"/>
        </table:table-row>
        <table:table-row table:style-name="ro3">
          <table:table-cell office:value-type="string">
            <text:p>Stand5</text:p>
          </table:table-cell>
          <table:table-cell office:value-type="string">
            <text:p>Sidle3</text:p>
          </table:table-cell>
          <table:table-cell table:number-columns-repeated="2"/>
        </table:table-row>
        <table:table-row table:style-name="ro3">
          <table:table-cell office:value-type="string">
            <text:p>Stand6</text:p>
          </table:table-cell>
          <table:table-cell office:value-type="string">
            <text:p>Sidle4</text:p>
          </table:table-cell>
          <table:table-cell table:number-columns-repeated="2"/>
        </table:table-row>
        <table:table-row table:style-name="ro3">
          <table:table-cell office:value-type="string">
            <text:p>Approach5</text:p>
          </table:table-cell>
          <table:table-cell office:value-type="string">
            <text:p>Crouch3</text:p>
          </table:table-cell>
          <table:table-cell table:number-columns-repeated="2"/>
        </table:table-row>
        <table:table-row table:style-name="ro3">
          <table:table-cell office:value-type="string">
            <text:p>Approach6</text:p>
          </table:table-cell>
          <table:table-cell office:value-type="string">
            <text:p>Crouch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Fast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Fast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ookaround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ookaround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reep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reep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idle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idle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rouch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rouch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Fast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Fast6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6:46:04</meta:creation-date>
    <dc:date>2013-04-03T17:39:07</dc:date>
    <meta:editing-duration>PT9M27S</meta:editing-duration>
    <meta:editing-cycles>2</meta:editing-cycles>
    <meta:generator>LibreOffice/3.5$Linux_X86_64 LibreOffice_project/350m1$Build-2</meta:generator>
    <meta:document-statistic meta:table-count="3" meta:cell-count="51" meta:object-count="0"/>
  </office:meta>
</office:document-meta>
</file>